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45d4" officeooo:paragraph-rsid="000245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mramra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6T16:18:12.532312680</meta:creation-date>
    <dc:date>2020-09-06T16:18:36.701264899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4.5.2$Linux_X86_64 LibreOffice_project/40$Build-2</meta:generator>
  </office:meta>
</office:document-meta>
</file>